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01a9"/>
    </style:style>
    <style:style style:name="P2" style:family="paragraph" style:parent-style-name="Standard">
      <style:text-properties officeooo:rsid="001d01a9" officeooo:paragraph-rsid="001d01a9"/>
    </style:style>
    <style:style style:name="P3" style:family="paragraph" style:parent-style-name="Standard" style:list-style-name="L3">
      <style:text-properties officeooo:rsid="001d01a9" officeooo:paragraph-rsid="001d01a9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1d01a9" officeooo:paragraph-rsid="001d01a9"/>
    </style:style>
    <style:style style:name="T1" style:family="text">
      <style:text-properties officeooo:rsid="001d01a9"/>
    </style:style>
    <style:style style:name="T2" style:family="text">
      <style:text-properties style:use-window-font-color="tru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AHIER DES CHARGES DES INGÉNIEURS INFORMATICIENS</text:p>
      <text:p text:style-name="P5"/>
      <text:list xml:id="list2578202391" text:style-name="L1">
        <text:list-item>
          <text:p text:style-name="P6">Présent<text:span text:style-name="T1">ation du projet</text:span></text:p>
        </text:list-item>
        <text:list-item>
          <text:p text:style-name="P6">Vos besoins et objectifs.</text:p>
        </text:list-item>
        <text:list-item>
          <text:p text:style-name="P6">Les besoins des internautes.</text:p>
        </text:list-item>
        <text:list-item>
          <text:p text:style-name="P6">L'analyse fonctionnelle des besoins.</text:p>
        </text:list-item>
        <text:list-item>
          <text:p text:style-name="P6">Les contraintes.</text:p>
        </text:list-item>
        <text:list-item>
          <text:p text:style-name="P6">La charte graphique.</text:p>
        </text:list-item>
        <text:list-item>
          <text:p text:style-name="P6">La navigation.</text:p>
        </text:list-item>
        <text:list-item>
          <text:p text:style-name="P4">Le zoning.</text:p>
        </text:list-item>
      </text:list>
      <text:p text:style-name="P1"/>
      <text:p text:style-name="P1"/>
      <text:p text:style-name="P2">1.1 Ojectifs du projet :</text:p>
      <text:p text:style-name="P2"><text:tab/><text:span text:style-name="T2">Site communautaire de partage de code, de documentation et de techniques de développement web.</text:span></text:p>
      <text:p text:style-name="P2"><text:span text:style-name="T2"/></text:p>
      <text:p text:style-name="P2"><text:span text:style-name="T2">1.2 Cibles :</text:span></text:p>
      <text:p text:style-name="P2"><text:span text:style-name="T2"><text:tab/>Développeur web (full-stack) débutant et intermédiaire, grand public.</text:span></text:p>
      <text:p text:style-name="P2"><text:span text:style-name="T2"/></text:p>
      <text:p text:style-name="P2"><text:span text:style-name="T2">1.3 Fonctionnalités :</text:span></text:p>
      <text:list xml:id="list779242634" text:style-name="L3">
        <text:list-item>
          <text:p text:style-name="P3"><text:span text:style-name="T2">Proposition de code, ajout/modification/suppression</text:span></text:p>
        </text:list-item>
        <text:list-item>
          <text:p text:style-name="P3"><text:span text:style-name="T2">Vote sur le proposition pour approuver ou non le code</text:span></text:p>
        </text:list-item>
        <text:list-item>
          <text:p text:style-name="P3"><text:span text:style-name="T2">Vote sur les codes publiés pour attribuer une note</text:span></text:p>
        </text:list-item>
        <text:list-item>
          <text:p text:style-name="P3"><text:span text:style-name="T2">Interface de gestion</text:span></text:p>
          <text:list>
            <text:list-item>
              <text:p text:style-name="P3"><text:span text:style-name="T2">Administrateur</text:span></text:p>
              <text:list>
                <text:list-item>
                  <text:p text:style-name="P3"><text:span text:style-name="T2">Gestion de tous les codes publiés</text:span></text:p>
                </text:list-item>
              </text:list>
            </text:list-item>
            <text:list-item>
              <text:p text:style-name="P3"><text:span text:style-name="T2">Membre</text:span></text:p>
              <text:list>
                <text:list-item>
                  <text:p text:style-name="P3"><text:span text:style-name="T2">gestion de ses codes publiés</text:span></text:p>
                </text:list-item>
                <text:list-item>
                  <text:p text:style-name="P3"><text:span text:style-name="T2">gestion de son profil</text:span></text:p>
                </text:list-item>
              </text:list>
            </text:list-item>
          </text:list>
        </text:list-item>
        <text:list-item>
          <text:p text:style-name="P3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53S</meta:editing-duration>
    <meta:editing-cycles>3</meta:editing-cycles>
    <meta:generator>LibreOffice/5.3.7.2$Windows_X86_64 LibreOffice_project/6b8ed514a9f8b44d37a1b96673cbbdd077e24059</meta:generator>
    <dc:date>2017-11-17T08:59:50.084000000</dc:date>
    <meta:document-statistic meta:table-count="0" meta:image-count="0" meta:object-count="0" meta:page-count="1" meta:paragraph-count="24" meta:word-count="124" meta:character-count="743" meta:non-whitespace-character-count="658"/>
    <meta:user-defined meta:name="Info 1"/>
    <meta:user-defined meta:name="Info 2"/>
    <meta:user-defined meta:name="Info 3"/>
    <meta:user-defined meta:name="Info 4"/>
  </office:meta>
</office:document-meta>
</file>